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12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4.75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63.75pt"/>
    </style:style>
    <style:style style:name="ro3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5" table:number-rows-repeated="1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49:55.8794961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50:40.483270322</dc:date>
    <meta:editing-cycles>19</meta:editing-cycles>
    <meta:editing-duration>PT19M6S</meta:editing-duration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